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ronograma" style:family="table">
      <style:table-properties style:width="17cm" table:align="margins"/>
    </style:style>
    <style:style style:name="cronograma.A" style:family="table-column">
      <style:table-column-properties style:column-width="4.249cm" style:rel-column-width="16380*"/>
    </style:style>
    <style:style style:name="cronograma.B" style:family="table-column">
      <style:table-column-properties style:column-width="4.845cm" style:rel-column-width="18678*"/>
    </style:style>
    <style:style style:name="cronograma.C" style:family="table-column">
      <style:table-column-properties style:column-width="3.655cm" style:rel-column-width="14088*"/>
    </style:style>
    <style:style style:name="cronograma.D" style:family="table-column">
      <style:table-column-properties style:column-width="4.251cm" style:rel-column-width="16389*"/>
    </style:style>
    <style:style style:name="cronograma.A1" style:family="table-cell">
      <style:table-cell-properties fo:padding="0.097cm" fo:border-left="0.05pt solid #000000" fo:border-right="none" fo:border-top="0.05pt solid #000000" fo:border-bottom="0.05pt solid #000000"/>
    </style:style>
    <style:style style:name="cronograma.D1" style:family="table-cell">
      <style:table-cell-properties fo:padding="0.097cm" fo:border="0.05pt solid #000000"/>
    </style:style>
    <style:style style:name="cronograma.A2" style:family="table-cell">
      <style:table-cell-properties fo:padding="0.097cm" fo:border-left="0.05pt solid #000000" fo:border-right="none" fo:border-top="none" fo:border-bottom="0.05pt solid #000000"/>
    </style:style>
    <style:style style:name="cronograma.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Table_20_Contents">
      <style:text-properties fo:font-size="14pt" style:font-size-asian="14pt" style:font-size-complex="14pt"/>
    </style:style>
    <style:style style:name="P7" style:family="paragraph" style:parent-style-name="Table_20_Contents">
      <style:paragraph-properties fo:text-align="center" style:justify-single-word="false"/>
      <style:text-properties fo:font-size="14pt" style:font-size-asian="14pt" style:font-size-complex="14pt"/>
    </style:style>
    <style:style style:name="P8" style:family="paragraph" style:parent-style-name="Table_20_Contents">
      <style:paragraph-properties fo:text-align="start" style:justify-single-word="false"/>
      <style:text-properties fo:font-size="14pt" style:font-size-asian="14pt" style:font-size-complex="14pt"/>
    </style:style>
    <style:style style:name="P9" style:family="paragraph" style:parent-style-name="Standard" style:list-style-name="L1">
      <style:text-properties fo:font-size="14pt" style:font-size-asian="14pt" style:font-size-complex="14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cion de propuesta</text:p>
      <text:p text:style-name="P2"/>
      <text:p text:style-name="P2"><text:span text:style-name="T1">Fecha de presentación:</text:span> <text:s/>02/07/2015 </text:p>
      <text:p text:style-name="P2"/>
      <text:p text:style-name="P2"><text:span text:style-name="T1">Destinatario:</text:span> <text:s/>Comisión de trabajos finales </text:p>
      <text:p text:style-name="P2"/>
      <text:p text:style-name="P4">Presentacion para:<text:span text:style-name="T2"> Analista en computación</text:span></text:p>
      <text:p text:style-name="P2"/>
      <text:p text:style-name="P2"><text:span text:style-name="T1">Introducción:</text:span> </text:p>
      <text:p text:style-name="P2"/>
      <text:p text:style-name="P3">Los complejos deportivos en la ciudad de Río Cuarto (en especial aquellos destinados a la práctica de fútbol) son sitios muy concurridos y solicitados, donde en cada uno de ellos suele suceder que se realizan reservas de canchas a clientes particulares, para lo cual es necesario realizar la misma a través de un llamado telefónico, o bien, dirigirse personalmente al complejo deportivo. </text:p>
      <text:p text:style-name="P3"/>
      <text:p text:style-name="P3">Otra de las actividades que suelen producirse en algunos de estos complejos deportivos es que los propietarios gestionen torneos, lo cual implica llevar el control del mismo de forma manual sobre el transcurso del torneo, y las invitaciones a los torneos se realizan telefónicamente o vía e-mail.</text:p>
      <text:p text:style-name="P3"/>
      <text:p text:style-name="P3">El proceso de reserva de turnos se torna tedioso debido a que la comunicación en la mayoría de los complejos se realiza vía telefónica o personalmente en el horario establecido por cada complejo en particular. Proponemos una solución a esta problemática brindando una vía de comunicación web al alcance de todas las personas, permitiendo reducir los costos telefónicos y descartando la necesidad </text:p>
      <text:p text:style-name="P3">de trasladarse hasta el complejo deportivo concurrido. </text:p>
      <text:p text:style-name="P3"/>
      <text:p text:style-name="P3">Con respecto a la problemática de los torneos, observamos que resulta tedioso el hecho de tener que realizar una llamada o enviar un e-mail a cada representante de cada equipo para poder informar sobre los torneos creados, como así también se dificulta llevar un seguimiento de las estadísticas de cada torneo (posiciones, goleadores, tarjetas, etc.). </text:p>
      <text:p text:style-name="P3"/>
      <text:p text:style-name="P3">En base a éstas dos grandes problemáticas que muchos complejos deportivos tienen, hemos considerado que resulta necesario poder digitalizar los procesos de reservas de turnos a canchas y la gestión de distintos torneos por parte de cada complejo deportivo. </text:p>
      <text:p text:style-name="P3"/>
      <text:p text:style-name="P5"/>
      <text:p text:style-name="P5"/>
      <text:p text:style-name="P5"/>
      <text:p text:style-name="P5"/>
      <text:p text:style-name="P5"/>
      <text:p text:style-name="P5"><text:soft-page-break/></text:p>
      <text:p text:style-name="P5"/>
      <text:p text:style-name="P5"/>
      <text:p text:style-name="P5"/>
      <text:p text:style-name="P3"><text:span text:style-name="T1">Objetivos del trabajo:</text:span> Digitalizar el proceso de administración de complejos deportivos y solicitud de turnos de canchas a complejos deportivos. </text:p>
      <text:p text:style-name="P3"/>
      <text:p text:style-name="P2">Dicho proceso será digitalizado utilizando el framework Django, el mismo <text:s/>es un framework de desarrollo web que ahorra tiempo y hace que el desarrollo web no resulte tedioso. Utilizando Django se puede crear y mantener aplicaciones Web de alta calidad con un mínimo esfuerzo. </text:p>
      <text:p text:style-name="P2"/>
      <text:p text:style-name="P2">En el mejor de los casos, el desarrollo web es un acto ágil y creativo; en el peor, </text:p>
      <text:p text:style-name="P2">puede ser una molestia repetitiva y frustrante. Django permite enfocarse en la parte </text:p>
      <text:p text:style-name="P2">agil al mismo tiempo que mitiga el esfuerzo de las partes repetitivas. </text:p>
      <text:p text:style-name="P2"/>
      <text:p text:style-name="P2">Utilizando Django, se aprende las habilidades necesarias para desarrollar sitios Web </text:p>
      <text:p text:style-name="P2">poderosos de forma rápida, con código limpio y de fácil mantenimiento. </text:p>
      <text:p text:style-name="P2"/>
      <text:p text:style-name="P2"/>
      <text:p text:style-name="P2"><text:span text:style-name="T1">Título:</text:span> Minuto Gol </text:p>
      <text:p text:style-name="P2"/>
      <text:p text:style-name="P2"><text:span text:style-name="T1">Director:</text:span> Marcela Daniele </text:p>
      <text:p text:style-name="P2"/>
      <text:p text:style-name="P2"><text:span text:style-name="T1">Co-director:</text:span> Marcelo Uva </text:p>
      <text:p text:style-name="P2"/>
      <text:p text:style-name="P2"><text:span text:style-name="T1">Integrantes:</text:span> Gustavo Martínez </text:p>
      <text:p text:style-name="P2"/>
      <text:p text:style-name="P2"><text:span text:style-name="T1">Sistema a desarrollar:</text:span> El sistema a desarrollar contará con las siguientes </text:p>
      <text:p text:style-name="P2"/>
      <text:p text:style-name="P2"><text:span text:style-name="T1">Funcionalidades:</text:span> </text:p>
      <text:p text:style-name="P2"/>
      <text:p text:style-name="P2">•Alta de usuario (usuario-propietario o usuario-común). </text:p>
      <text:p text:style-name="P2"/>
      <text:p text:style-name="P2">•Solicitud de un turno a una cancha en un complejo determinado </text:p>
      <text:p text:style-name="P2"/>
      <text:p text:style-name="P2">•Creación de un complejo deportivo(en el caso en que el usuario es un usuario-propietario) </text:p>
      <text:p text:style-name="P2"/>
      <text:p text:style-name="P2">•Suspender a un usuario-común por un determinado tiempo(por no respetar las </text:p>
      <text:p text:style-name="P2">políticas de uso) </text:p>
      <text:p text:style-name="P2"/>
      <text:p text:style-name="P2">•Cancelar un turno a una cancha en un complejo determinado </text:p>
      <text:p text:style-name="P2"/>
      <text:p text:style-name="P2">•Un usuario puede darse de baja </text:p>
      <text:p text:style-name="P2"><text:soft-page-break/></text:p>
      <text:p text:style-name="P2">•Gestionar un torneo (estadísticas) siendo un usuario-propietario. </text:p>
      <text:p text:style-name="P2"/>
      <text:p text:style-name="P4"/>
      <text:p text:style-name="P2"><text:span text:style-name="T1">Metodología:</text:span> La metodología que se empleara será scrum. La metodología de desarrollo ha sido seleccionada por varios motivos, entre ellos: </text:p>
      <text:p text:style-name="P2"/>
      <text:p text:style-name="P2">• Resultados anticipados </text:p>
      <text:p text:style-name="P2"/>
      <text:p text:style-name="P2">•Flexibilidad y adaptación </text:p>
      <text:p text:style-name="P2"/>
      <text:p text:style-name="P2">•Mitigación de riesgos </text:p>
      <text:p text:style-name="P2"/>
      <text:p text:style-name="P2">•Productividad y calidad </text:p>
      <text:p text:style-name="P2"/>
      <text:p text:style-name="P2">•Motivación del equipo de desarrollo </text:p>
      <text:p text:style-name="P2"/>
      <text:p text:style-name="P4"/>
      <text:p text:style-name="P4"/>
      <text:p text:style-name="P2"><text:span text:style-name="T1">Herramientas:</text:span> </text:p>
      <text:p text:style-name="P2"/>
      <text:p text:style-name="P2">Las herramientas a utilizar son: </text:p>
      <text:p text:style-name="P2"/>
      <text:p text:style-name="P2">•MySql: Es un motor de bases de datos. </text:p>
      <text:p text:style-name="P2"/>
      <text:p text:style-name="P2">•Django: Es un framework basado en el lenguaje de programación Python. </text:p>
      <text:p text:style-name="P2"/>
      <text:p text:style-name="P2">•GitHub: Es un sistema web para el control colaborativo de revisión y desarrollo de </text:p>
      <text:p text:style-name="P2">software. </text:p>
      <text:p text:style-name="P2"/>
      <text:p text:style-name="P2">•Sublime-Text: Es un editor de texto con soporte a Django. </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Cronograma: </text:p>
      <text:p text:style-name="P4"/>
      <table:table table:name="cronograma" table:style-name="cronograma">
        <table:table-column table:style-name="cronograma.A"/>
        <table:table-column table:style-name="cronograma.B"/>
        <table:table-column table:style-name="cronograma.C"/>
        <table:table-column table:style-name="cronograma.D"/>
        <table:table-row>
          <table:table-cell table:style-name="cronograma.A1" office:value-type="string">
            <text:p text:style-name="P7">N° etapa</text:p>
          </table:table-cell>
          <table:table-cell table:style-name="cronograma.A1" office:value-type="string">
            <text:p text:style-name="P7">Descripción</text:p>
          </table:table-cell>
          <table:table-cell table:style-name="cronograma.A1" office:value-type="string">
            <text:p text:style-name="P7">Fecha Inicio</text:p>
          </table:table-cell>
          <table:table-cell table:style-name="cronograma.D1" office:value-type="string">
            <text:p text:style-name="P7">Fecha Fin</text:p>
          </table:table-cell>
        </table:table-row>
        <table:table-row>
          <table:table-cell table:style-name="cronograma.A2" office:value-type="string">
            <text:p text:style-name="P7">1</text:p>
          </table:table-cell>
          <table:table-cell table:style-name="cronograma.A2" office:value-type="string">
            <text:p text:style-name="P6">Preparar entorno de desarrollo</text:p>
          </table:table-cell>
          <table:table-cell table:style-name="cronograma.A2" office:value-type="string">
            <text:p text:style-name="P7">11/03/2015 </text:p>
          </table:table-cell>
          <table:table-cell table:style-name="cronograma.D2" office:value-type="string">
            <text:p text:style-name="P7">18/03/2015 </text:p>
          </table:table-cell>
        </table:table-row>
        <table:table-row>
          <table:table-cell table:style-name="cronograma.A2" office:value-type="string">
            <text:p text:style-name="P7">2</text:p>
          </table:table-cell>
          <table:table-cell table:style-name="cronograma.A2" office:value-type="string">
            <text:p text:style-name="P8">Implementación y </text:p>
            <text:p text:style-name="P8">documentación de los modelos.</text:p>
          </table:table-cell>
          <table:table-cell table:style-name="cronograma.A2" office:value-type="string">
            <text:p text:style-name="P7">19/03/2015 </text:p>
          </table:table-cell>
          <table:table-cell table:style-name="cronograma.D2" office:value-type="string">
            <text:p text:style-name="P7">15/04/2015 </text:p>
          </table:table-cell>
        </table:table-row>
        <table:table-row>
          <table:table-cell table:style-name="cronograma.A2" office:value-type="string">
            <text:p text:style-name="P7">3</text:p>
          </table:table-cell>
          <table:table-cell table:style-name="cronograma.A2" office:value-type="string">
            <text:p text:style-name="P6">Implementación y documentación de las </text:p>
            <text:p text:style-name="P6">plantillas. </text:p>
          </table:table-cell>
          <table:table-cell table:style-name="cronograma.A2" office:value-type="string">
            <text:p text:style-name="P7">16/04/2015 </text:p>
          </table:table-cell>
          <table:table-cell table:style-name="cronograma.D2" office:value-type="string">
            <text:p text:style-name="P7">10/09/2015 </text:p>
          </table:table-cell>
        </table:table-row>
        <table:table-row>
          <table:table-cell table:style-name="cronograma.A2" office:value-type="string">
            <text:p text:style-name="P7">4</text:p>
          </table:table-cell>
          <table:table-cell table:style-name="cronograma.A2" office:value-type="string">
            <text:p text:style-name="P6">Documentación y definición de casos de prueba . </text:p>
          </table:table-cell>
          <table:table-cell table:style-name="cronograma.A2" office:value-type="string">
            <text:p text:style-name="P7">11/09/2015 </text:p>
          </table:table-cell>
          <table:table-cell table:style-name="cronograma.D2" office:value-type="string">
            <text:p text:style-name="P7">21/07/2015 </text:p>
          </table:table-cell>
        </table:table-row>
        <table:table-row>
          <table:table-cell table:style-name="cronograma.A2" office:value-type="string">
            <text:p text:style-name="P7">5</text:p>
          </table:table-cell>
          <table:table-cell table:style-name="cronograma.A2" office:value-type="string">
            <text:p text:style-name="P6">Realizar Test .</text:p>
          </table:table-cell>
          <table:table-cell table:style-name="cronograma.A2" office:value-type="string">
            <text:p text:style-name="P7">22/09/2015 </text:p>
          </table:table-cell>
          <table:table-cell table:style-name="cronograma.D2" office:value-type="string">
            <text:p text:style-name="P7">30/09/2015 </text:p>
          </table:table-cell>
        </table:table-row>
        <table:table-row>
          <table:table-cell table:style-name="cronograma.A2" office:value-type="string">
            <text:p text:style-name="P7">6</text:p>
          </table:table-cell>
          <table:table-cell table:style-name="cronograma.A2" office:value-type="string">
            <text:p text:style-name="P6">Documentación de los resultados del Test </text:p>
          </table:table-cell>
          <table:table-cell table:style-name="cronograma.A2" office:value-type="string">
            <text:p text:style-name="P7">01/10/2015 </text:p>
          </table:table-cell>
          <table:table-cell table:style-name="cronograma.D2" office:value-type="string">
            <text:p text:style-name="P7">01/10/2015 </text:p>
          </table:table-cell>
        </table:table-row>
        <table:table-row>
          <table:table-cell table:style-name="cronograma.A2" office:value-type="string">
            <text:p text:style-name="P7">7</text:p>
          </table:table-cell>
          <table:table-cell table:style-name="cronograma.A2" office:value-type="string">
            <text:p text:style-name="P6">Preparar presentación </text:p>
          </table:table-cell>
          <table:table-cell table:style-name="cronograma.A2" office:value-type="string">
            <text:p text:style-name="P7">2/10/2015 </text:p>
          </table:table-cell>
          <table:table-cell table:style-name="cronograma.D2" office:value-type="string">
            <text:p text:style-name="P7">6/10/2015 </text:p>
          </table:table-cell>
        </table:table-row>
      </table:table>
      <text:p text:style-name="P4"/>
      <text:p text:style-name="P2"/>
      <text:p text:style-name="P2"/>
      <text:p text:style-name="P2"><text:span text:style-name="T1">Referencias:</text:span> </text:p>
      <text:list xml:id="list3638912491" text:style-name="L1">
        <text:list-item>
          <text:p text:style-name="P9">Python para todos por Raúl González Duque </text:p>
        </text:list-item>
        <text:list-item>
          <text:p text:style-name="P9"><text:s/>El libro de Django por Adrian Holovaty y Jacob Kaplan-Mos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5-06-24T19:15:00</meta:creation-date>
    <dc:date>2015-08-20T12:53:43</dc:date>
    <dc:creator>gustavo </dc:creator>
    <meta:editing-duration>PT13S</meta:editing-duration>
    <meta:editing-cycles>5</meta:editing-cycles>
    <meta:generator>LibreOffice/3.5$Linux_x86 LibreOffice_project/350m1$Build-2</meta:generator>
    <meta:document-statistic meta:table-count="1" meta:image-count="0" meta:object-count="0" meta:page-count="4" meta:paragraph-count="83" meta:word-count="682" meta:character-count="4541" meta:non-whitespace-character-count="3874"/>
  </office:meta>
</office:document-meta>
</file>